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formula="of:=+0.52*0.48" office:value-type="float" office:value="0.2496" calcext:value-type="float">
            <text:p>0.2496</text:p>
          </table:table-cell>
          <table:table-cell table:formula="of:=+521/1003" office:value-type="float" office:value="0.519441674975075" calcext:value-type="float">
            <text:p>0.519441675</text:p>
          </table:table-cell>
          <table:table-cell table:number-columns-repeated="2"/>
        </table:table-row>
        <table:table-row table:style-name="ro1">
          <table:table-cell table:formula="of:=+[.A1]/1003" office:value-type="float" office:value="0.000248853439680957" calcext:value-type="float">
            <text:p>0.0002488534</text:p>
          </table:table-cell>
          <table:table-cell table:number-columns-repeated="2"/>
          <table:table-cell table:formula="of:=10.7/SQRT(40)" office:value-type="float" office:value="1.69181854819008" calcext:value-type="float">
            <text:p>1.6918185482</text:p>
          </table:table-cell>
        </table:table-row>
        <table:table-row table:style-name="ro1">
          <table:table-cell table:formula="of:=+[.A2]^0.5" office:value-type="float" office:value="0.0157750892130903" calcext:value-type="float">
            <text:p>0.0157750892</text:p>
          </table:table-cell>
          <table:table-cell table:number-columns-repeated="3"/>
        </table:table-row>
        <table:table-row table:style-name="ro1">
          <table:table-cell table:formula="of:=+[.A3]*2.33" office:value-type="float" office:value="0.0367559578665003" calcext:value-type="float">
            <text:p>0.0367559579</text:p>
          </table:table-cell>
          <table:table-cell table:number-columns-repeated="3"/>
        </table:table-row>
        <table:table-row table:style-name="ro1">
          <table:table-cell table:formula="of:=+0.48+[.A4]" office:value-type="float" office:value="0.5167559578665" calcext:value-type="float">
            <text:p>0.5167559579</text:p>
          </table:table-cell>
          <table:table-cell table:number-columns-repeated="3"/>
        </table:table-row>
        <table:table-row table:style-name="ro1">
          <table:table-cell table:formula="of:=+0.48-[.A4]" office:value-type="float" office:value="0.4432440421335" calcext:value-type="float">
            <text:p>0.443244042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 style:data-style-name="N2" text:time-value="15:06:05.628007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18:29:53.785469907</meta:creation-date>
    <meta:editing-duration>PT18M35S</meta:editing-duration>
    <meta:editing-cycles>3</meta:editing-cycles>
    <meta:generator>LibreOffice/4.2.8.2$Linux_X86_64 LibreOffice_project/420m0$Build-2</meta:generator>
    <dc:date>2015-08-25T15:43:55.292992598</dc:date>
    <meta:document-statistic meta:table-count="1" meta:cell-count="8" meta:object-count="0"/>
  </office:meta>
</office:document-meta>
</file>